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automatic-styles/>
  <office:body>
    <office:text>
      <text:p text:style-name="DocTitle">GroupBuild MVP Overview and Suggested APIs</text:p>
      <text:p/>
      <text:h text:outline-level="1" text:style-name="DevHeading1">0. Reorganized MVP Modules Overview</text:h>
      <text:p text:style-name="DevBodyText">🔹 User Interface:</text:p>
      <text:p text:style-name="DevBodyText">- Landing Page</text:p>
      <text:p text:style-name="DevBodyText">- Main Site Pages (FAQ, Chat)</text:p>
      <text:p text:style-name="DevBodyText">- Events Page (Search/Create)</text:p>
      <text:p text:style-name="DevBodyText">- Resources Page</text:p>
      <text:p text:style-name="DevBodyText">- Group Builder Page</text:p>
      <text:p text:style-name="DevBodyText">- Contact Us Page</text:p>
      <text:p/>
      <text:p text:style-name="DevBodyText">🔹 Application Logic:</text:p>
      <text:p text:style-name="DevBodyText">- Account &amp; Role Management</text:p>
      <text:p text:style-name="DevBodyText">- Event Discovery &amp; Mapping</text:p>
      <text:p text:style-name="DevBodyText">- Group Management</text:p>
      <text:p text:style-name="DevBodyText">- Real-Time Updates</text:p>
      <text:p text:style-name="DevBodyText">- Moderation (BeAxa)</text:p>
      <text:p/>
      <text:p text:style-name="DevBodyText">🔹 Coordination &amp; Admin:</text:p>
      <text:p text:style-name="DevBodyText">- Volunteer Coordination</text:p>
      <text:p text:style-name="DevBodyText">- Admin Tools &amp; Dashboards</text:p>
      <text:p/>
      <text:p text:style-name="DevBodyText">🔹 Platform Services:</text:p>
      <text:p text:style-name="DevBodyText">- Auth0 / Firebase Auth</text:p>
      <text:p text:style-name="DevBodyText">- Supabase / Firebase DB</text:p>
      <text:p text:style-name="DevBodyText">- Mapbox</text:p>
      <text:p text:style-name="DevBodyText">- OpenAI API</text:p>
      <text:p text:style-name="DevBodyText">- Airtable</text:p>
      <text:p text:style-name="DevBodyText">- Slack</text:p>
      <text:p text:style-name="DevBodyText">- Notion</text:p>
      <text:p/>
      <text:h text:outline-level="1" text:style-name="DevHeading1">1. Suggested APIs for MVP Support</text:h>
      <text:h text:outline-level="2" text:style-name="DevHeading1">Firebase</text:h>
      <text:p text:style-name="DevBodyText">Backend platform for event tracking, user registration, and live syncing. Suggested for UI, DB, and Real-Time logic.</text:p>
      <text:p text:style-name="DevBodyText"><text:a xlink:href="https://firebase.google.com/" xlink:type="simple">https://firebase.google.com/</text:a></text:p>
      <text:p/>
      <text:h text:outline-level="2" text:style-name="DevHeading1">Supabase</text:h>
      <text:p text:style-name="DevBodyText">Open-source Firebase alternative with PostgreSQL, REST/Realtime APIs. Good for data control and self-hosting.</text:p>
      <text:p text:style-name="DevBodyText"><text:a xlink:href="https://supabase.com/" xlink:type="simple">https://supabase.com/</text:a></text:p>
      <text:p/>
      <text:h text:outline-level="2" text:style-name="DevHeading1">Mapbox</text:h>
      <text:p text:style-name="DevBodyText">Custom map rendering for protest/event visualization. Ideal for lightweight, mobile-friendly mapping.</text:p>
      <text:p text:style-name="DevBodyText"><text:a xlink:href="https://www.mapbox.com/" xlink:type="simple">https://www.mapbox.com/</text:a></text:p>
      <text:p/>
      <text:h text:outline-level="2" text:style-name="DevHeading1">Auth0</text:h>
      <text:p text:style-name="DevBodyText">Secure login, role auth (Observers, Builders, Mods), supports social logins and passwordless access.</text:p>
      <text:p text:style-name="DevBodyText"><text:a xlink:href="https://auth0.com/" xlink:type="simple">https://auth0.com/</text:a></text:p>
      <text:p/>
      <text:h text:outline-level="2" text:style-name="DevHeading1">OpenAI (ChatGPT)</text:h>
      <text:p text:style-name="DevBodyText">Moderation, auto-summarization, content response aid – supporting BeAxa-style moderation.</text:p>
      <text:p text:style-name="DevBodyText"><text:a xlink:href="https://platform.openai.com/docs/overview" xlink:type="simple">https://platform.openai.com/docs/overview</text:a></text:p>
      <text:p/>
      <text:h text:outline-level="2" text:style-name="DevHeading1">Airtable</text:h>
      <text:p text:style-name="DevBodyText">Visual no-code backend for managing test content, dashboards, and non-dev tasks.</text:p>
      <text:p text:style-name="DevBodyText"><text:a xlink:href="https://airtable.com/developers/web/api/introduction" xlink:type="simple">https://airtable.com/developers/web/api/introduction</text:a></text:p>
      <text:p/>
      <text:h text:outline-level="2" text:style-name="DevHeading1">Slack</text:h>
      <text:p text:style-name="DevBodyText">Volunteer coordination through bots, notifications, or command integrations.</text:p>
      <text:p text:style-name="DevBodyText"><text:a xlink:href="https://api.slack.com/" xlink:type="simple">https://api.slack.com/</text:a></text:p>
      <text:p/>
      <text:h text:outline-level="2" text:style-name="DevHeading1">Notion</text:h>
      <text:p text:style-name="DevBodyText">APIs for content/documentation sync, task assignments, team visibility.</text:p>
      <text:p text:style-name="DevBodyText"><text:a xlink:href="https://developers.notion.com/" xlink:type="simple">https://developers.notion.com/</text:a></text:p>
      <text:p/>
      <text:h text:outline-level="1" text:style-name="DevHeading1">2. System Architecture Diagram</text:h>
      <text:p text:style-name="DevBodyText">Refer to Graphic [1] below for a visual layout of MVP architecture layers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  <style:style style:name="ItalicNote" style:family="paragraph" style:display-name="ItalicNote">
      <style:text-properties fo:font-style="italic"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1</meta:generator>
  </office:meta>
</office:document-meta>
</file>